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5D000002A259389933E2D0DD9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officeooo:rsid="00203a2a" officeooo:paragraph-rsid="00203a2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ment analysis document</text:p>
      <text:p text:style-name="Standard"><draw:frame draw:style-name="fr1" draw:name="Image1" text:anchor-type="paragraph" svg:y="0.1575in" svg:width="6.6929in" svg:height="4.0382in" draw:z-index="0"><draw:image xlink:href="Pictures/100002010000045D000002A259389933E2D0DD9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7:04:51.025855376</meta:creation-date>
    <meta:generator>LibreOffice/5.1.6.2$Linux_X86_64 LibreOffice_project/10m0$Build-2</meta:generator>
    <dc:date>2018-11-21T17:10:18.527848743</dc:date>
    <meta:editing-duration>PT1M26S</meta:editing-duration>
    <meta:editing-cycles>1</meta:editing-cycles>
    <meta:document-statistic meta:table-count="0" meta:image-count="1" meta:object-count="0" meta:page-count="1" meta:paragraph-count="1" meta:word-count="3" meta:character-count="29" meta:non-whitespace-character-count="27"/>
  </office:meta>
</office:document-meta>
</file>